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6f3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nsationalist version:</text:p>
      <text:p text:style-name="Standard">This comprehensive course explores critical topics in modern artificial intelligence, providing students with a deep understanding of both theoretical foundations and practical applications. Students will dive into the core mechanics of neural network learning through an in-depth exploration of backpropagation, mastering the mathematical principles behind gradient descent and network optimization. The course progresses to advanced model design and selection techniques, equipping students with the skills to evaluate and construct effective machine learning architectures. Practical modules will cover computer vision technologies, including state-of-the-art object detection and image segmentation models, demonstrating AI's transformative potential in visual recognition tasks. Additionally, the curriculum introduces large language model (LLM) applications with a focus on retrieval-augmented generation (RAG), showcasing how AI can intelligently synthesize and retrieve contextually relevant information. Through a combination of theoretical lectures, hands-on programming assignments, and critical analysis, students will develop a sophisticated understanding of AI's current capabilities and emerging technological frontiers.</text:p>
      <text:p text:style-name="Standard"/>
      <text:p text:style-name="Standard">Catalog Version:</text:p>
      <text:p text:style-name="Standard">This course provides an advanced exploration of modern artificial intelligence techniques and computational learning systems. Students will examine the theoretical foundations and practical implementations of neural network architectures, focusing on backpropagation, model selection methodologies, and optimization strategies. Key topics include deep learning <text:span text:style-name="T1">solutions to </text:span>computer vision <text:span text:style-name="T1">problems</text:span> <text:span text:style-name="T1">as well as an introduction to</text:span> large language model applications.  Course includes substantial programming <text:span text:style-name="T1">content</text:span> <text:span text:style-name="T1">with an emphasis on</text:span> develop<text:span text:style-name="T1">ing</text:span> practical skills in designing, implementing, and critically evaluating artificial intelligence systems.</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8:23:47.248997086</meta:creation-date>
    <dc:date>2025-02-14T16:33:54.918391119</dc:date>
    <meta:editing-duration>PT8M38S</meta:editing-duration>
    <meta:editing-cycles>2</meta:editing-cycles>
    <meta:generator>LibreOffice/24.8.2.1$Linux_X86_64 LibreOffice_project/480$Build-1</meta:generator>
    <meta:document-statistic meta:table-count="0" meta:image-count="0" meta:object-count="0" meta:page-count="1" meta:paragraph-count="4" meta:word-count="231" meta:character-count="1921" meta:non-whitespace-character-count="1693"/>
  </office:meta>
</office:document-meta>
</file>